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obstruktur und Inhalt der Bachelorarbeit:</text:p>
      <text:p text:style-name="Standard"/>
      <text:p text:style-name="Standard">Einleitung: </text:p>
      <text:list xml:id="list2256947081582809838" text:style-name="L2">
        <text:list-item>
          <text:p text:style-name="P2">Grobe Beschreibung um was geht;</text:p>
        </text:list-item>
        <text:list-item>
          <text:p text:style-name="P2">Problem, Anforderungen und angegangene Lösung (kurz) beschreiben</text:p>
        </text:list-item>
      </text:list>
      <text:p text:style-name="Standard">Hauptteil:</text:p>
      <text:list xml:id="list340114072806251985" text:style-name="L1">
        <text:list-item>
          <text:p text:style-name="P1">Problemstellung, Anforderungen, Ziel; Was und warum soll es erreicht werden? </text:p>
        </text:list-item>
        <text:list-item>
          <text:p text:style-name="P1">Allgemeine Informationen über Dataspaces und Begrifflichkeiten; -&gt; Vielleicht Begriffsverzeichnis?<text:tab/></text:p>
        </text:list-item>
        <text:list-item>
          <text:p text:style-name="P1">Vergleichbare Werke beschreiben/analysieren; Wie haben es andere gemacht? Was für Mittel haben sie warum verwendet?</text:p>
        </text:list-item>
        <text:list-item>
          <text:p text:style-name="P1">Struktur des eigenen Dataspaces beschreiben und verteidigen. Warum so und nicht anders? Bezug zu Vergleichsprojekten sehr wichtig.</text:p>
        </text:list-item>
        <text:list-item>
          <text:p text:style-name="P1">Validierung des eigenen Systems: Ist es den gestellten Anforderungen gerecht? Welche Eigenschaften konnten gut, welche weniger gut (und wenn nicht, warum?) umgesetzt werden?</text:p>
        </text:list-item>
      </text:list>
      <text:p text:style-name="Standard"/>
      <text:p text:style-name="Standard">Schluss:</text:p>
      <text:p text:style-name="Standard"><text:s/>- Ausblick: In welchen Punkten könnte das System verbessert bzw. erweitert werde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37S</meta:editing-duration>
    <meta:editing-cycles>10</meta:editing-cycles>
    <meta:generator>OpenOffice/4.1.1$Win32 OpenOffice.org_project/411m6$Build-9775</meta:generator>
    <dc:date>2015-11-06T13:48:09.65</dc:date>
    <dc:creator>David Goeth</dc:creator>
    <meta:document-statistic meta:table-count="0" meta:image-count="0" meta:object-count="0" meta:page-count="1" meta:paragraph-count="12" meta:word-count="113" meta:character-count="852"/>
    <meta:user-defined meta:name="Info 1"/>
    <meta:user-defined meta:name="Info 2"/>
    <meta:user-defined meta:name="Info 3"/>
    <meta:user-defined meta:name="Info 4"/>
  </office:meta>
</office:document-meta>
</file>